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top="0cm" fo:margin-bottom="0.25cm"/>
      <style:text-properties style:font-name="Cantarell"/>
    </style:style>
    <style:style style:name="P2" style:family="paragraph" style:parent-style-name="Heading_20_2">
      <style:paragraph-properties fo:margin-top="0cm" fo:margin-bottom="0.25cm"/>
      <style:text-properties style:font-name="Cantarell"/>
    </style:style>
    <style:style style:name="P3" style:family="paragraph" style:parent-style-name="Heading_20_2">
      <style:paragraph-properties fo:margin-top="0cm" fo:margin-bottom="0.25cm"/>
      <style:text-properties style:font-name="Cantarell" fo:font-weight="bold" style:font-weight-asian="bold" style:font-weight-complex="bold"/>
    </style:style>
    <style:style style:name="P4" style:family="paragraph" style:parent-style-name="Text_20_body">
      <style:paragraph-properties fo:margin-top="0cm" fo:margin-bottom="0.25cm"/>
    </style:style>
    <style:style style:name="P5" style:family="paragraph" style:parent-style-name="Text_20_body">
      <style:paragraph-properties fo:margin-top="0cm" fo:margin-bottom="0.25cm"/>
      <style:text-properties style:font-name="Cantarell"/>
    </style:style>
    <style:style style:name="P6" style:family="paragraph" style:parent-style-name="Text_20_body">
      <style:paragraph-properties fo:margin-top="0cm" fo:margin-bottom="0.25cm"/>
      <style:text-properties style:font-name="Cantarell" fo:font-style="italic" style:font-style-asian="italic" style:font-style-complex="italic"/>
    </style:style>
    <style:style style:name="P7" style:family="paragraph" style:parent-style-name="Standard">
      <style:paragraph-properties fo:margin-top="0cm" fo:margin-bottom="0.25cm"/>
      <style:text-properties style:font-name="Cantarell"/>
    </style:style>
    <style:style style:name="P8" style:family="paragraph" style:parent-style-name="Standard">
      <style:paragraph-properties fo:margin-top="0cm" fo:margin-bottom="0.25cm" fo:text-align="center" style:justify-single-word="false"/>
      <style:text-properties style:font-name="Cantarell" fo:font-size="24pt" fo:font-weight="bold" style:font-size-asian="24pt" style:font-weight-asian="bold" style:font-size-complex="24pt" style:font-weight-complex="bold"/>
    </style:style>
    <style:style style:name="P9" style:family="paragraph" style:parent-style-name="Standard">
      <style:paragraph-properties fo:margin-top="0cm" fo:margin-bottom="0.25cm" fo:text-align="center" style:justify-single-word="false"/>
      <style:text-properties style:font-name="Cantarell"/>
    </style:style>
    <style:style style:name="P10" style:family="paragraph" style:parent-style-name="Text_20_body">
      <style:paragraph-properties fo:margin-left="1.251cm" fo:margin-right="0cm" fo:margin-top="0cm" fo:margin-bottom="0.25cm" fo:text-indent="0cm" style:auto-text-indent="false"/>
    </style:style>
    <style:style style:name="P11" style:family="paragraph" style:parent-style-name="Text_20_body">
      <style:paragraph-properties fo:margin-left="1.251cm" fo:margin-right="0cm" fo:margin-top="0cm" fo:margin-bottom="0.25cm" fo:text-indent="0cm" style:auto-text-indent="false"/>
      <style:text-properties style:font-name="Cantarell"/>
    </style:style>
    <style:style style:name="P12" style:family="paragraph" style:parent-style-name="Text_20_body">
      <style:paragraph-properties fo:margin-left="0cm" fo:margin-right="0cm" fo:margin-top="0cm" fo:margin-bottom="0.25cm" fo:text-indent="0cm" style:auto-text-indent="false"/>
      <style:text-properties style:font-name="Cantarell"/>
    </style:style>
    <style:style style:name="P13" style:family="paragraph" style:parent-style-name="Text_20_body">
      <style:paragraph-properties fo:margin-top="0cm" fo:margin-bottom="0.25cm"/>
    </style:style>
    <style:style style:name="P14" style:family="paragraph" style:parent-style-name="Text_20_body">
      <style:paragraph-properties fo:margin-top="0cm" fo:margin-bottom="0.25cm" fo:text-align="center" style:justify-single-word="false"/>
      <style:text-properties style:font-name="Cantarell" fo:font-style="italic" style:font-style-asian="italic" style:font-style-complex="italic"/>
    </style:style>
    <style:style style:name="P15" style:family="paragraph" style:parent-style-name="Text_20_body">
      <style:paragraph-properties fo:margin-left="1.251cm" fo:margin-right="0cm" fo:margin-top="0cm" fo:margin-bottom="0.25cm" fo:text-indent="0cm" style:auto-text-indent="false"/>
      <style:text-properties style:font-name="Cantarell"/>
    </style:style>
    <style:style style:name="P16" style:family="paragraph">
      <style:paragraph-properties fo:text-align="end"/>
    </style:style>
    <style:style style:name="P17" style:family="paragraph">
      <style:paragraph-properties fo:text-align="end"/>
      <style:text-properties style:font-name="Cantarell" fo:font-size="12pt" fo:font-style="italic" style:font-style-asian="italic" style:font-style-complex="italic"/>
    </style:style>
    <style:style style:name="P18" style:family="paragraph">
      <style:paragraph-properties fo:text-align="start"/>
    </style:style>
    <style:style style:name="P19" style:family="paragraph">
      <style:paragraph-properties fo:margin-top="0cm" fo:margin-bottom="0cm" fo:text-align="start"/>
    </style:style>
    <style:style style:name="P20" style:family="paragraph">
      <style:paragraph-properties fo:text-align="start"/>
      <style:text-properties style:font-name="Times New Roman" fo:font-size="12pt" fo:font-style="normal" style:font-style-asian="normal" style:font-style-complex="normal"/>
    </style:style>
    <style:style style:name="P21" style:family="paragraph">
      <style:paragraph-properties fo:text-align="center"/>
    </style:style>
    <style:style style:name="P22" style:family="paragraph">
      <style:paragraph-properties fo:text-align="center"/>
      <style:text-properties fo:color="#ffffff" style:font-name="Cantarell" style:font-size-asian="10.5pt"/>
    </style:style>
    <style:style style:name="T1" style:family="text">
      <style:text-properties style:font-name="Cantarell"/>
    </style:style>
    <style:style style:name="T2" style:family="text">
      <style:text-properties style:font-name="Cantarell" fo:font-style="italic" style:font-style-asian="italic" style:font-style-complex="italic"/>
    </style:style>
    <style:style style:name="T3" style:family="text">
      <style:text-properties style:font-name="Cantarell"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Cantarell" fo:font-size="12pt" fo:font-style="italic" style:font-style-asian="italic" style:font-style-complex="italic"/>
    </style:style>
    <style:style style:name="T9" style:family="text">
      <style:text-properties fo:color="#ffffff" style:font-name="Cantarell" style:font-size-asian="10.5pt"/>
    </style: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draw:fill="solid" draw:fill-color="#30303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draw:fill="solid" draw:fill-color="#30303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17" svg:width="5.972cm" svg:height="1.341cm" svg:x="4.78cm" svg:y="4.193cm">
          <text:p text:style-name="P16"><text:span text:style-name="T8">patrick.f.king@gmail.com</text:span></text:p>
          <text:p text:style-name="P16"><text:span text:style-name="T8">(403) 922-4960</text:span></text:p>
        </draw:rect>
        <draw:rect draw:style-name="gr2" draw:text-style-name="P20" svg:width="7.601cm" svg:height="1.341cm" svg:x="10.749cm" svg:y="4.193cm">
          <text:p text:style-name="P18"><text:span text:style-name="T8">Calgary, Canada</text:span></text:p>
          <text:p text:style-name="P19"><text:span text:style-name="T8">This Resume: </text:span><text:span text:style-name="T8"><text:a xlink:href="https://patrickking.github.io/">patrickking.github.io</text:a></text:span></text:p>
        </draw:rect>
        <draw:line draw:style-name="gr3" draw:text-style-name="P21" svg:x1="10.751cm" svg:y1="4.192cm" svg:x2="10.751cm" svg:y2="5.533cm">
          <text:p/>
        </draw:line>
      </draw:g>
      <text:p text:style-name="P8">PATRICK KING</text:p>
      <text:p text:style-name="P9">Full-stack web developer in Ruby on Rails + React + Node.js</text:p>
      <text:p text:style-name="P5"/>
      <text:p text:style-name="P5"/>
      <text:h text:style-name="P2" text:outline-level="2">RECENT EXPERIENCE</text:h>
      <text:h text:style-name="P1" text:outline-level="3">Hacquity - Hacking Gender Equity Hackathon - May to Sept 2018 </text:h>
      <text:p text:style-name="P4"><text:span text:style-name="T2">DoM Citizen </text:span><text:a xlink:type="simple" xlink:href="https://github.com/PatrickKing/hacquity-apps"><text:span text:style-name="T2">(Github)</text:span></text:a><text:span text:style-name="T2"> 2018 </text:span></text:p>
      <text:p text:style-name="P12"><draw:rect text:anchor-type="as-char" draw:z-index="7" draw:style-name="gr4" draw:text-style-name="P22" svg:width="2.897cm" svg:height="0.625cm" draw:corner-radius="0.25cm"><text:p text:style-name="P21"><text:span text:style-name="T9">Ruby On Rails</text:span></text:p></draw:rect> <draw:rect text:anchor-type="as-char" draw:z-index="8" draw:style-name="gr4" draw:text-style-name="P22" svg:width="3.169cm" svg:height="0.625cm" draw:corner-radius="0.25cm"><text:p text:style-name="P21"><text:span text:style-name="T9">Postgres SQL</text:span></text:p></draw:rect> <draw:rect text:anchor-type="as-char" draw:z-index="9" draw:style-name="gr4" draw:text-style-name="P22" svg:width="0.92cm" svg:height="0.625cm" draw:corner-radius="0.25cm"><text:p text:style-name="P21"><text:span text:style-name="T9">S3</text:span></text:p></draw:rect> <draw:rect text:anchor-type="as-char" draw:z-index="10" draw:style-name="gr4" draw:text-style-name="P22" svg:width="3.675cm" svg:height="0.625cm" draw:corner-radius="0.25cm"><text:p text:style-name="P21"><text:span text:style-name="T9">Google Docs API</text:span></text:p></draw:rect><draw:rect text:anchor-type="as-char" svg:y="-0.31cm" draw:z-index="11" draw:style-name="gr5" draw:text-style-name="P22" svg:width="5.525cm" svg:height="0.625cm" draw:corner-radius="0.25cm"><text:p text:style-name="P21"><text:span text:style-name="T9">Email (Sendgrid + Mailgun)</text:span></text:p></draw:rect> <draw:rect text:anchor-type="as-char" draw:z-index="12" draw:style-name="gr4" draw:text-style-name="P22" svg:width="1.676cm" svg:height="0.625cm" draw:corner-radius="0.25cm"><text:p text:style-name="P21"><text:span text:style-name="T9">Heroku</text:span></text:p></draw:rect> </text:p>
      <text:p text:style-name="P11"><text:span text:style-name="T6">Role:</text:span> Lead Developer - <text:span text:style-name="T6">Challenges:</text:span> As part of an extended hackathon I built DoM (Department of Medicine) Citizen, a prototype community portal for physicians in Calgary. This rails app has features for sharing and reviewing trusted service providers, uploading and searching resumes, and connecting with potential mentors. Trying my hand at some new cloud APIs was interesting, and as the webapp is part of a larger initiative to study barriers to gender equity in medicine, I had the opportunity to help facilitate a workshop about the site and present it to potential users there. Working alone to deliver some intricate features, I opted to limit complexity and simulate a single-page app experience with turbolinks. I built a fast and responsive site with virtually no javascript. </text:p>
      <text:h text:style-name="P1" text:outline-level="3">VizworX Inc. - March 2013 to Present </text:h>
      <text:p text:style-name="P4"><text:a xlink:type="simple" xlink:href="https://apps2.neb-one.gc.ca/imports-exports/"><text:span text:style-name="T2">Imports &amp; Exports of Energy Products to and from Canada</text:span></text:a><text:span text:style-name="T2"> NEB </text:span><text:a xlink:type="simple" xlink:href="https://github.com/NEBGitHub/importations-exportations_imports-exports"><text:span text:style-name="T2">(Github)</text:span></text:a><text:span text:style-name="T2"> - 2017 to 2018</text:span><text:span text:style-name="T1"> </text:span></text:p>
      <text:p text:style-name="P5"><draw:rect text:anchor-type="as-char" draw:z-index="13" draw:style-name="gr4" draw:text-style-name="P22" svg:width="1.811cm" svg:height="0.625cm" draw:corner-radius="0.25cm"><text:p text:style-name="P21"><text:span text:style-name="T9">React.js</text:span></text:p></draw:rect> <draw:rect text:anchor-type="as-char" draw:z-index="14" draw:style-name="gr4" draw:text-style-name="P22" svg:width="2.941cm" svg:height="0.625cm" draw:corner-radius="0.25cm"><text:p text:style-name="P21"><text:span text:style-name="T9">Immutable.js</text:span></text:p></draw:rect> <draw:rect text:anchor-type="as-char" draw:z-index="15" draw:style-name="gr4" draw:text-style-name="P22" svg:width="1.615cm" svg:height="0.625cm" draw:corner-radius="0.25cm"><text:p text:style-name="P21"><text:span text:style-name="T9">Redux</text:span></text:p></draw:rect> <draw:rect text:anchor-type="as-char" draw:z-index="16" draw:style-name="gr4" draw:text-style-name="P22" svg:width="2.257cm" svg:height="0.625cm" draw:corner-radius="0.25cm"><text:p text:style-name="P21"><text:span text:style-name="T9">Webpack</text:span></text:p></draw:rect> <draw:rect text:anchor-type="as-char" draw:z-index="17" draw:style-name="gr4" draw:text-style-name="P22" svg:width="0.98cm" svg:height="0.625cm" draw:corner-radius="0.25cm"><text:p text:style-name="P21"><text:span text:style-name="T9">IIS</text:span></text:p></draw:rect></text:p>
      <text:p text:style-name="P11"><text:span text:style-name="T6">Role:</text:span> Consulting Developer - <text:span text:style-name="T6">Challenges:</text:span> While transitioning out of the company, I bootstrapped this new visualization and assisted with scoping and estimation before handing it off to the team. The main challenge was to offload and document all of the knowledge I had built up of the client and our projects. Keeping up with code review also became interesting, as I was no longer the author of any of code, and had less frequent contact with the team over time. </text:p>
      <text:p text:style-name="P11"/>
      <text:p text:style-name="P11"/>
      <text:p text:style-name="P4"><text:soft-page-break/><text:a xlink:type="simple" xlink:href="https://apps2.neb-one.gc.ca/pipeline-incidents"><text:span text:style-name="T2">Pipeline Incidents</text:span></text:a><text:span text:style-name="T2"> (NEB) </text:span><text:a xlink:type="simple" xlink:href="https://github.com/NEBGitHub/incidents-pipeliniers_pipeline-incidents"><text:span text:style-name="T2">(Github)</text:span></text:a><text:span text:style-name="T2"> 2017 </text:span></text:p>
      <text:p text:style-name="P5"><draw:rect text:anchor-type="as-char" draw:z-index="18" draw:style-name="gr4" draw:text-style-name="P22" svg:width="1.811cm" svg:height="0.625cm" draw:corner-radius="0.25cm"><text:p text:style-name="P21"><text:span text:style-name="T9">React.js</text:span></text:p></draw:rect> <draw:rect text:anchor-type="as-char" draw:z-index="19" draw:style-name="gr4" draw:text-style-name="P22" svg:width="2.941cm" svg:height="0.625cm" draw:corner-radius="0.25cm"><text:p text:style-name="P21"><text:span text:style-name="T9">Immutable.js</text:span></text:p></draw:rect> <draw:rect text:anchor-type="as-char" draw:z-index="20" draw:style-name="gr4" draw:text-style-name="P22" svg:width="1.615cm" svg:height="0.625cm" draw:corner-radius="0.25cm"><text:p text:style-name="P21"><text:span text:style-name="T9">Redux</text:span></text:p></draw:rect> <draw:rect text:anchor-type="as-char" draw:z-index="21" draw:style-name="gr4" draw:text-style-name="P22" svg:width="2.257cm" svg:height="0.625cm" draw:corner-radius="0.25cm"><text:p text:style-name="P21"><text:span text:style-name="T9">Webpack</text:span></text:p></draw:rect> <draw:rect text:anchor-type="as-char" draw:z-index="22" draw:style-name="gr4" draw:text-style-name="P22" svg:width="0.98cm" svg:height="0.625cm" draw:corner-radius="0.25cm"><text:p text:style-name="P21"><text:span text:style-name="T9">IIS</text:span></text:p></draw:rect> <draw:rect text:anchor-type="as-char" draw:z-index="23" draw:style-name="gr4" draw:text-style-name="P22" svg:width="1.781cm" svg:height="0.625cm" draw:corner-radius="0.25cm"><text:p text:style-name="P21"><text:span text:style-name="T9">Node.js</text:span></text:p></draw:rect></text:p>
      <text:p text:style-name="P11"><text:span text:style-name="T5">Role:</text:span> Lead Developer - <text:span text:style-name="T5">Challenges:</text:span> I onboarded a new junior developer, while transitioning the team to a new React based stack, while delivering a complex browser data visualization app under a tight deadline. My organizational skills, time management, client interfacing and detail orientation were tested on this project! We delivered the app successfully and on time, with a limited amount of overtime. I lead the adoption of code review as a practice at Vizworx during this project. </text:p>
      <text:p text:style-name="P4"><text:a xlink:type="simple" xlink:href="https://apps2.neb-one.gc.ca/dvs"><text:span text:style-name="T2">Exploring Canada's Energy Future</text:span></text:a><text:span text:style-name="T2"> (NEB) </text:span><text:a xlink:type="simple" xlink:href="https://github.com/NEBGitHub/energy-futures-vis-avenir-energetique"><text:span text:style-name="T2">(Github)</text:span></text:a><text:span text:style-name="T2"> - 2016 to 2017 </text:span></text:p>
      <text:p text:style-name="P5"><draw:rect text:anchor-type="as-char" draw:z-index="24" draw:style-name="gr4" draw:text-style-name="P22" svg:width="2.634cm" svg:height="0.625cm" draw:corner-radius="0.25cm"><text:p text:style-name="P21"><text:span text:style-name="T9">Coffeescript</text:span></text:p></draw:rect> <draw:rect text:anchor-type="as-char" draw:z-index="25" draw:style-name="gr4" draw:text-style-name="P22" svg:width="2.428cm" svg:height="0.625cm" draw:corner-radius="0.25cm"><text:p text:style-name="P21"><text:span text:style-name="T9">Browserify</text:span></text:p></draw:rect> <draw:rect text:anchor-type="as-char" draw:z-index="26" draw:style-name="gr4" draw:text-style-name="P22" svg:width="1.355cm" svg:height="0.625cm" draw:corner-radius="0.25cm"><text:p text:style-name="P21"><text:span text:style-name="T9">D3.js</text:span></text:p></draw:rect> <draw:rect text:anchor-type="as-char" draw:z-index="27" draw:style-name="gr4" draw:text-style-name="P22" svg:width="0.98cm" svg:height="0.625cm" draw:corner-radius="0.25cm"><text:p text:style-name="P21"><text:span text:style-name="T9">IIS</text:span></text:p></draw:rect> <draw:rect text:anchor-type="as-char" draw:z-index="28" draw:style-name="gr4" draw:text-style-name="P22" svg:width="1.781cm" svg:height="0.625cm" draw:corner-radius="0.25cm"><text:p text:style-name="P21"><text:span text:style-name="T9">Node.js</text:span></text:p></draw:rect> <draw:rect text:anchor-type="as-char" draw:z-index="29" draw:style-name="gr4" draw:text-style-name="P22" svg:width="2.629cm" svg:height="0.625cm" draw:corner-radius="0.25cm"><text:p text:style-name="P21"><text:span text:style-name="T9">Phantom.js</text:span></text:p></draw:rect></text:p>
      <text:p text:style-name="P11"><text:span text:style-name="T5">Role:</text:span> Lead Developer - <text:span text:style-name="T5">Challenges:</text:span> I stepped into this project after it was already underway. As a pilot project for this client we had wide latitude in our choices of technology and approach, but we had to deliver this browser based visualization under tight deadlines and with limited access to the client's hosting environment. Challenges included building the app with tools not well suited to browser app development (D3 especially), integrating Node.js applications into an IIS hosting environment, and interfacing with an external design team and external client staff. With our partners focused on the design of the visualization, ensuring that non-design related concerns were considered and scoped was also a challenge. </text:p>
      <text:h text:style-name="P3" text:outline-level="2">EDUCATION</text:h>
      <text:p text:style-name="P5"><text:span text:style-name="T5">BHSc</text:span> - <text:span text:style-name="T4">Bioinformatics (Honours) - University of Calgary - 2012</text:span></text:p>
      <text:h text:style-name="P2" text:outline-level="2">OTHER WORKS</text:h>
      <text:p text:style-name="P4"><text:a xlink:type="simple" xlink:href="https://docs.google.com/presentation/d/1DqZJQQILjfYafysV29f-kdiitQ5ExCy-IOYz0IuUn78/edit?usp=sharing"><text:span text:style-name="T1">Accessible Visualizations: A Case Study (slides)</text:span></text:a><text:span text:style-name="T1"> - I presented work on making the Energy Futures visualization accessible, as part of the our design partner's </text:span><text:a xlink:type="simple" xlink:href="http://speakerseries.ilab.cpsc.ucalgary.ca/"><text:span text:style-name="T1">Data Empowerment Speaker Series</text:span></text:a><text:span text:style-name="T1">.</text:span></text:p>
      <text:p text:style-name="P4"><text:a xlink:type="simple" xlink:href="http://gallery.patrickk.i.ng/"><text:span text:style-name="T1">"Star Trek: Armada" Gallery</text:span></text:a><text:span text:style-name="T1"> - A shrine for an old computer game I enjoyed. </text:span><text:span text:style-name="T1"><draw:rect text:anchor-type="as-char" draw:z-index="1" draw:style-name="gr4" draw:text-style-name="P22" svg:width="2.634cm" svg:height="0.625cm" draw:corner-radius="0.25cm"><text:p text:style-name="P21"><text:span text:style-name="T9">Coffeescript</text:span></text:p></draw:rect></text:span><text:span text:style-name="T1"> </text:span><text:span text:style-name="T1"><draw:rect text:anchor-type="as-char" draw:z-index="3" draw:style-name="gr4" draw:text-style-name="P22" svg:width="1.781cm" svg:height="0.625cm" draw:corner-radius="0.25cm"><text:p text:style-name="P21"><text:span text:style-name="T9">Node.js</text:span></text:p></draw:rect></text:span><text:span text:style-name="T1"> </text:span><text:span text:style-name="T1"><draw:rect text:anchor-type="as-char" draw:z-index="4" draw:style-name="gr4" draw:text-style-name="P22" svg:width="3.726cm" svg:height="0.625cm" draw:corner-radius="0.25cm"><text:p text:style-name="P21"><text:span text:style-name="T9">WebGL + Three.js</text:span></text:p></draw:rect></text:span><text:span text:style-name="T1"> </text:span></text:p>
      <text:p text:style-name="P4"><text:a xlink:type="simple" xlink:href="https://hidden-wave-28675.herokuapp.com/dist/app.html"><text:span text:style-name="T1">Neoderelict</text:span></text:a><text:span text:style-name="T1"> - A simple prototype browser game. </text:span></text:p>
      <text:p text:style-name="P5"><draw:rect text:anchor-type="as-char" draw:z-index="2" draw:style-name="gr4" draw:text-style-name="P22" svg:width="2.634cm" svg:height="0.625cm" draw:corner-radius="0.25cm"><text:p text:style-name="P21"><text:span text:style-name="T9">Coffeescript</text:span></text:p></draw:rect> <draw:rect text:anchor-type="as-char" draw:z-index="5" draw:style-name="gr4" draw:text-style-name="P22" svg:width="3.726cm" svg:height="0.625cm" draw:corner-radius="0.25cm"><text:p text:style-name="P21"><text:span text:style-name="T9">WebGL + Three.js</text:span></text:p></draw:rect> <draw:rect text:anchor-type="as-char" draw:z-index="6" draw:style-name="gr4" draw:text-style-name="P22" svg:width="1.87cm" svg:height="0.625cm" draw:corner-radius="0.25cm"><text:p text:style-name="P21"><text:span text:style-name="T9">Blender</text:span></text:p></draw:rect> </text:p>
      <text:p text:style-name="P14">References available on request - Full CV at <text:a xlink:type="simple" xlink:href="https://patrickking.github.io/">patrickking.github.i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12-24T21:27:30</meta:creation-date>
    <dc:date>2018-12-28T22:08:23</dc:date>
    <meta:editing-duration>P3DT23H51M21S</meta:editing-duration>
    <meta:editing-cycles>6</meta:editing-cycles>
    <meta:generator>LibreOffice/3.3$Unix LibreOffice_project/330m19$Build-5</meta:generator>
    <meta:document-statistic meta:table-count="0" meta:image-count="0" meta:object-count="0" meta:page-count="2" meta:paragraph-count="25" meta:word-count="533" meta:character-count="3380"/>
  </office:meta>
</office:document-meta>
</file>